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2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4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5cm" fo:min-width="1.74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5cm" fo:min-width="5.02cm"/>
    </style:style>
    <style:style style:name="gr8" style:family="graphic" style:parent-style-name="objectwithoutfill">
      <style:graphic-properties draw:stroke="dash" draw:stroke-dash="Fine_20_Dashed" draw:marker-end="Short_20_line_20_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1cm" svg:height="15.1cm" svg:x="1.4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016cm" svg:height="13.066cm" svg:x="6.059cm" svg:y="8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6.252cm" svg:height="3.62cm" svg:x="6.964cm" svg:y="8.639cm">
          <text:p text:style-name="P1">Executa</text:p>
          <text:p text:style-name="P1">Coman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6.252cm" svg:height="3.62cm" svg:x="6.963cm" svg:y="17.056cm">
          <text:p text:style-name="P1">Reconhece</text:p>
          <text:p text:style-name="P1">Fa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" draw:id="id3">
          <draw:custom-shape draw:style-name="gr4" draw:text-style-name="P1" draw:layer="layout" svg:width="1.15cm" svg:height="1.149cm" svg:x="2.11cm" svg:y="13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2.674cm" svg:y1="14.53cm" svg:x2="2.674cm" svg:y2="16.067cm">
            <text:p/>
          </draw:line>
          <draw:line draw:style-name="gr5" draw:text-style-name="P1" draw:layer="layout" svg:x1="1.845cm" svg:y1="15.006cm" svg:x2="3.526cm" svg:y2="15.006cm">
            <text:p/>
          </draw:line>
          <draw:line draw:style-name="gr5" draw:text-style-name="P1" draw:layer="layout" svg:x1="2.702cm" svg:y1="16.067cm" svg:x2="2.083cm" svg:y2="16.686cm">
            <text:p/>
          </draw:line>
          <draw:line draw:style-name="gr5" draw:text-style-name="P1" draw:layer="layout" svg:x1="2.701cm" svg:y1="16.067cm" svg:x2="3.32cm" svg:y2="16.686cm">
            <text:p/>
          </draw:line>
        </draw:g>
        <draw:frame draw:style-name="gr6" draw:layer="layout" svg:width="2.897cm" svg:height="1.245cm" svg:x="1.505cm" svg:y="16.548cm">
          <draw:text-box>
            <text:p>Usuário</text:p>
          </draw:text-box>
        </draw:frame>
        <draw:frame draw:style-name="gr7" draw:layer="layout" svg:width="5.52cm" svg:height="1.245cm" svg:x="7.852cm" svg:y="7.1cm">
          <draw:text-box>
            <text:p>Voice Control</text:p>
          </draw:text-box>
        </draw:frame>
        <draw:connector draw:style-name="gr8" draw:text-style-name="P1" draw:layer="layout" draw:type="line" svg:x1="10.09cm" svg:y1="12.259cm" svg:x2="10.089cm" svg:y2="17.056cm" draw:start-shape="id1" draw:start-glue-point="8" draw:end-shape="id2" draw:end-glue-point="4" svg:d="m10090 12259-1 4797">
          <text:p/>
        </draw:connector>
        <draw:connector draw:style-name="gr5" draw:text-style-name="P1" draw:layer="layout" draw:type="line" svg:x1="3.526cm" svg:y1="15.05cm" svg:x2="6.964cm" svg:y2="10.449cm" draw:start-shape="id3" draw:start-glue-point="1" draw:end-shape="id1" draw:end-glue-point="6" svg:d="m3526 15050 3438-4601">
          <text:p/>
        </draw:connector>
        <draw:g xml:id="id4" draw:id="id4">
          <draw:custom-shape draw:style-name="gr4" draw:text-style-name="P1" draw:layer="layout" svg:width="1.15cm" svg:height="1.149cm" svg:x="16.41cm" svg:y="13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16.974cm" svg:y1="14.528cm" svg:x2="16.974cm" svg:y2="16.065cm">
            <text:p/>
          </draw:line>
          <draw:line draw:style-name="gr5" draw:text-style-name="P1" draw:layer="layout" svg:x1="16.145cm" svg:y1="15.004cm" svg:x2="17.826cm" svg:y2="15.004cm">
            <text:p/>
          </draw:line>
          <draw:line draw:style-name="gr5" draw:text-style-name="P1" draw:layer="layout" svg:x1="17.002cm" svg:y1="16.065cm" svg:x2="16.383cm" svg:y2="16.684cm">
            <text:p/>
          </draw:line>
          <draw:line draw:style-name="gr5" draw:text-style-name="P1" draw:layer="layout" svg:x1="17.001cm" svg:y1="16.065cm" svg:x2="17.62cm" svg:y2="16.684cm">
            <text:p/>
          </draw:line>
        </draw:g>
        <draw:connector draw:style-name="gr5" draw:text-style-name="P1" draw:layer="layout" draw:type="line" svg:x1="13.215cm" svg:y1="18.866cm" svg:x2="16.145cm" svg:y2="15.048cm" draw:start-shape="id2" draw:start-glue-point="10" draw:end-shape="id4" draw:end-glue-point="3" svg:d="m13215 18866 2930-3818">
          <text:p/>
        </draw:connector>
        <draw:frame draw:style-name="gr6" draw:layer="layout" svg:width="4.694cm" svg:height="1.245cm" svg:x="14.706cm" svg:y="16.549cm">
          <draw:text-box>
            <text:p>Reconhecedor</text:p>
          </draw:text-box>
        </draw:frame>
        <draw:frame draw:style-name="gr9" draw:layer="layout" svg:width="3.258cm" svg:height="0.962cm" draw:transform="rotate (1.5707963267949) translate (9.245cm 16.042cm)">
          <draw:text-box>
            <text:p>&lt;include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0T19:11:08.46</meta:creation-date>
    <dc:date>2012-06-10T12:47:47</dc:date>
    <meta:editing-duration>PT1H9M31S</meta:editing-duration>
    <meta:editing-cycles>9</meta:editing-cycles>
    <meta:generator>LibreOffice/3.5$MacOSX_x86 LibreOffice_project/235ab8a-3802056-4a8fed3-2d66ea8-e241b80</meta:generator>
    <meta:document-statistic meta:object-count="23"/>
  </office:meta>
</office:document-meta>
</file>